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Times New Roman" officeooo:rsid="0012ba41" officeooo:paragraph-rsid="0018f30e"/>
    </style:style>
    <style:style style:name="P2" style:family="paragraph" style:parent-style-name="Standard">
      <style:paragraph-properties fo:line-height="150%" fo:text-align="center" style:justify-single-word="false"/>
      <style:text-properties style:font-name="Times New Roman" officeooo:rsid="0014a319" officeooo:paragraph-rsid="0014a319"/>
    </style:style>
    <style:style style:name="P3" style:family="paragraph" style:parent-style-name="Standard">
      <style:paragraph-properties fo:line-height="150%" fo:text-align="start" style:justify-single-word="false"/>
      <style:text-properties style:font-name="Times New Roman" officeooo:rsid="0014a319" officeooo:paragraph-rsid="0014a319"/>
    </style:style>
    <style:style style:name="P4" style:family="paragraph" style:parent-style-name="Standard">
      <style:paragraph-properties fo:line-height="150%" fo:text-align="start" style:justify-single-word="false"/>
      <style:text-properties style:font-name="Times New Roman" officeooo:rsid="0014a319" officeooo:paragraph-rsid="0015d62b"/>
    </style:style>
    <style:style style:name="P5" style:family="paragraph" style:parent-style-name="Standard">
      <style:paragraph-properties fo:line-height="150%" fo:text-align="start" style:justify-single-word="false"/>
      <style:text-properties style:font-name="Times New Roman" officeooo:rsid="0014a319" officeooo:paragraph-rsid="00175db4"/>
    </style:style>
    <style:style style:name="P6" style:family="paragraph" style:parent-style-name="Standard">
      <style:paragraph-properties fo:line-height="150%" fo:text-align="start" style:justify-single-word="false"/>
      <style:text-properties style:font-name="Times New Roman" officeooo:rsid="0014a319" officeooo:paragraph-rsid="0019fb55"/>
    </style:style>
    <style:style style:name="P7" style:family="paragraph" style:parent-style-name="Standard">
      <style:paragraph-properties fo:line-height="150%" fo:text-align="end" style:justify-single-word="false"/>
      <style:text-properties style:font-name="Times New Roman" officeooo:rsid="0014a319" officeooo:paragraph-rsid="0014a319"/>
    </style:style>
    <style:style style:name="P8" style:family="paragraph" style:parent-style-name="Standard">
      <style:paragraph-properties fo:line-height="150%" fo:text-align="end" style:justify-single-word="false"/>
      <style:text-properties style:font-name="Times New Roman" style:text-underline-style="solid" style:text-underline-width="auto" style:text-underline-color="font-color" officeooo:rsid="0012ba41" officeooo:paragraph-rsid="0012ba41"/>
    </style:style>
    <style:style style:name="P9" style:family="paragraph" style:parent-style-name="Standard">
      <style:paragraph-properties fo:line-height="150%" fo:text-align="center" style:justify-single-word="false"/>
      <style:text-properties style:font-name="Times New Roman" fo:font-size="16pt" style:text-underline-style="solid" style:text-underline-width="auto" style:text-underline-color="font-color" fo:font-weight="bold" officeooo:rsid="0014a319" officeooo:paragraph-rsid="0014a319"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style:font-name="Times New Roman" fo:font-size="16pt" style:text-underline-style="solid" style:text-underline-width="auto" style:text-underline-color="font-color" fo:font-weight="bold" officeooo:rsid="001d6634" officeooo:paragraph-rsid="001d6634"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style:font-name="Times New Roman" officeooo:rsid="00159c4f" officeooo:paragraph-rsid="00159c4f"/>
    </style:style>
    <style:style style:name="P12" style:family="paragraph" style:parent-style-name="Standard">
      <style:paragraph-properties fo:line-height="150%" fo:text-align="start" style:justify-single-word="false"/>
      <style:text-properties style:font-name="Times New Roman" officeooo:rsid="0015d62b" officeooo:paragraph-rsid="0015d62b"/>
    </style:style>
    <style:style style:name="P13" style:family="paragraph" style:parent-style-name="Standard">
      <style:paragraph-properties fo:line-height="150%" fo:text-align="start" style:justify-single-word="false"/>
      <style:text-properties style:font-name="Times New Roman" officeooo:rsid="0015d62b" officeooo:paragraph-rsid="00175db4"/>
    </style:style>
    <style:style style:name="P14" style:family="paragraph" style:parent-style-name="Standard">
      <style:paragraph-properties fo:line-height="150%" fo:text-align="start" style:justify-single-word="false"/>
      <style:text-properties style:font-name="Times New Roman" officeooo:rsid="00175db4" officeooo:paragraph-rsid="00175db4"/>
    </style:style>
    <style:style style:name="P15" style:family="paragraph" style:parent-style-name="Standard">
      <style:paragraph-properties fo:line-height="150%" fo:text-align="start" style:justify-single-word="false"/>
      <style:text-properties style:font-name="Times New Roman" officeooo:rsid="0019fb55" officeooo:paragraph-rsid="0019fb55"/>
    </style:style>
    <style:style style:name="P16" style:family="paragraph" style:parent-style-name="Standard">
      <style:paragraph-properties fo:line-height="150%" fo:text-align="start" style:justify-single-word="false"/>
      <style:text-properties style:font-name="Times New Roman" officeooo:rsid="001cba48" officeooo:paragraph-rsid="001cba48"/>
    </style:style>
    <style:style style:name="P17" style:family="paragraph" style:parent-style-name="Standard" style:master-page-name="">
      <style:paragraph-properties fo:line-height="150%" fo:text-align="end" style:justify-single-word="false" style:page-number="auto"/>
      <style:text-properties style:font-name="Times New Roman" officeooo:rsid="0012ba41" officeooo:paragraph-rsid="0012ba41"/>
    </style:style>
    <style:style style:name="T1" style:family="text">
      <style:text-properties officeooo:rsid="00159c4f"/>
    </style:style>
    <style:style style:name="T2" style:family="text">
      <style:text-properties fo:font-style="italic" style:font-style-asian="italic" style:font-style-complex="italic"/>
    </style:style>
    <style:style style:name="T3" style:family="text">
      <style:text-properties fo:font-style="italic" officeooo:rsid="00175db4" style:font-style-asian="italic" style:font-style-complex="italic"/>
    </style:style>
    <style:style style:name="T4" style:family="text">
      <style:text-properties officeooo:rsid="0015d62b"/>
    </style:style>
    <style:style style:name="T5" style:family="text">
      <style:text-properties officeooo:rsid="00175db4"/>
    </style:style>
    <style:style style:name="T6" style:family="text">
      <style:text-properties officeooo:rsid="0018f30e"/>
    </style:style>
    <style:style style:name="T7" style:family="text">
      <style:text-properties officeooo:rsid="001b8704"/>
    </style:style>
    <style:style style:name="T8" style:family="text">
      <style:text-properties officeooo:rsid="001cba48"/>
    </style:style>
    <style:style style:name="T9"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uan Pedraza</text:p>
      <text:p text:style-name="P1">Csci 291T</text:p>
      <text:p text:style-name="P1"><text:s/>BioInformatics</text:p>
      <text:p text:style-name="P17">Assignment 8</text:p>
      <text:p text:style-name="P7">May 11, 2016</text:p>
      <text:p text:style-name="P9">Single-Nucleotide Polymorphism and <text:span text:style-name="T1">ChIP-Sequencing</text:span></text:p>
      <text:p text:style-name="P2"/>
      <text:p text:style-name="P3"><text:tab/><text:span text:style-name="T1">SNP (Single-Nucleotide Polymorphism) and ChIP-Sequencing (Chromatin Immunoprecipitation Fragments) are both interesting and important fixtures of the bioinformatics research area. Both areas have had much research in the last decade specifically ChIP-Sequencing. In this paper we will go over what exactly an SNP is, what are the causes of SNPs, what are the affects of SNPs, and why it is an important area of research. We will also go over what ChIP-Sequencing is, how ChIP-Sequencing is performed, and why it is important area of recent research.</text:span></text:p>
      <text:p text:style-name="P3"/>
      <text:p text:style-name="P4"><text:tab/><text:span text:style-name="T1">DNA (Deoxyribonucleic Acid) is composed of two strands of base each of which can be one of four bases A (Adenine), T (Thymine), C (Cytosine), G (Guanine). A locus is an area on the genome that is composed of two nucleotides one on each chromosome. An allele is one of the possible bases that can be expected for a particular locus. Although the allele of a locus may vary <text:s/>from individual to individual, caused by mutations, there tends to be an expected base or pair of bases for that particular locus, also referred to as genotype. Genotype can be either homozygous or heterozygous. Homozygous is when the two alleles match and heterozygous is when they are different. When a particular base does not match the expected base for that locus this is called a Single-Nucleotide Polymorphism (SNP). SNP may be cause by a variety of reasons ranging from natural mutations during translation, cell replications, meiosis, or even radiation affecting DNA. Given a large enough data set we can compute the frequency with which the two alleles of the SNP appear. As in other areas of bioinformatics research, online data repositories of SNPs exist that can be collectively built and used. One such popular resource is the HapMap website (</text:span><text:a xlink:type="simple" xlink:href="http://hapmap.org/"><text:span text:style-name="T1">http://hapmap.org/</text:span></text:a><text:span text:style-name="T1">) [1]. SNPs are estimated to be 90% of all the variations between humans. Although its most common to find an SNP with two different viable candidates it is also possible for there to be three viable alleles [2]. </text:span></text:p>
      <text:p text:style-name="P4"><text:soft-page-break/></text:p>
      <text:p text:style-name="P5"><text:tab/><text:span text:style-name="T4">Having a huge and collaborative data source is important because it makes studying the affects of SNPs possible. For example it seems that about two-thirds of SNPs are the result of cytosine being substituted for thymine [2]. Some of the affects of SNPs can cause physical changes such as hair color, eyebrow color, and blood type These affects are known as phenotypes. SNPs that do now have a physical affect, or phenotype that is associated with them, are referred to as natural SNPs [2]. Studying the affects of SNPs is important since its been shown that it has been associated with some forms of cancer [2]. Other diseases that can be associated to SNPs are alzheimers [2], sickle-cell anemia and cystic fibrosis [3]. Besides as being indicators of suseptibility to diseases or indicators of the actual disease, SNPs can also be used to predict how an individual might respond to different types of treatment drugs and vaccines. Because of this link there has been exciting new research in this particular area exploring personalized medicine [6]. It also seems that SNPs can be across geographical areas or even ethnic groups. Because of this at one point SNPs markers were used as evidence to match forensic DNA to a suspected individual. Although this use has been phased out in favor of other procedures. </text:span></text:p>
      <text:p text:style-name="P5"><text:span text:style-name="T4"><text:tab/></text:span></text:p>
      <text:p text:style-name="P5"><text:span text:style-name="T4"><text:tab/>Having online resources hosting such large amount of data related to SNPs also makes it an accessible way to find and determine SNPs by using one of those online tools. But there are also other non-cloud based tools for identifying SNPs such as SOAP. SOAP (Short Oligonucleotide Analysis Package) is an alignment tool used specifically with short reads [7]. The latest version of the tool being SOAP3 and SOAP3-dp <text:s/>makes use of both the CPU and the GPU. The GPU being used to increase the alignment speed. However using the latest SOAP tools does require certain specifications such as 16GB to 32GB of main memory, multi-core CPU, CUDA-enabled GPUwith compute capability 2.0 and at least 3GB of memory, and the OS being 64-bit Linux. Because of these very specific requirements some might opt to use the online tools, but of course not any one tool is the best for everything there are always trade offs. The study of SNPs continues to grow and will most likely grow much more especially with the recent trends of personalized medicine.</text:span></text:p>
      <text:p text:style-name="P5"/>
      <text:p text:style-name="P5"><text:tab/></text:p>
      <text:p text:style-name="P6"><text:soft-page-break/><text:tab/><text:span text:style-name="T6">ChIP-Sequencing, or ChIP-Seq for short, is a method used in the bioinformatic research arena to analyze protein and DNA relations. More specifically <text:s/>its is used to identify regions bound by the same TF (Transcription Factor). ChIP is a procedure that takes TF binding sites as input and a DNA sequence and then determines if the given TF bindes to a specific DNA sequence [2]. The process consists of </text:span></text:p>
      <text:p text:style-name="P6"><text:span text:style-name="T6">1. cross-link the Tfs with the given genome.</text:span></text:p>
      <text:p text:style-name="P6"><text:span text:style-name="T6">2. sonication is used to break the cells and to split the genome into small fragments</text:span></text:p>
      <text:p text:style-name="P15">3. genomic regions bound by TF are pulled, using TF specific antibodies.</text:p>
      <text:p text:style-name="P15">The result is genomic regions that are bound by the targeted TF, in other words the genomic regions contain the TF binding sites. The two most popular methods are ChIP-chip and ChIP-seq. ChIP-chip is the first or older method that is microarray based. Some of the constraints of using ChIP-chip are its cost which can be expensive, the limitations of sonication and the limited length to which it can be applied ~200 bases, <text:span text:style-name="T7">fixed number of probes</text:span>. These constraints on ChIP-chip led to the development of ChIP-Sequencing. ChIP-Sequencing uses the same general steps but instead of using a microarray it uses the more accurate method of more localized points. With ChIP-Sequencing a selection size must be determined then these fragments can be sequence in parallel using a genome sequencer. ChIP-Seq provides higher resolution than ChIP-chip <text:span text:style-name="T8">and a higher signal to noise ratio [8]</text:span>. Opposed to ChIP-chip ChIP-Seq cost does affect it sensitivity, in general a higher cost is required for higher sensitivity. One of the popular sequencing methods is cluster amplification. </text:p>
      <text:p text:style-name="P16"/>
      <text:p text:style-name="P15"><text:tab/>ChIP-Sequencing can provide important information, such as global mapping of specific protiens. This in turn is important because we can learn how those proteins affect DNA and how they might regulare gene expression in some cases, which is very important for understanding a host of other biological process, including diseases. <text:span text:style-name="T8">One software that relates to ChIP-chip is CoCAS which is a free tool for Agilent ChIP-on-chip experiments [9]. Another software that is implemented in R is rMAT, which is an R implementatino of MAT program to normalize and analyze arrays for ChIP-chip data [10]. </text:span>Other alternatives <text:span text:style-name="T8">to ChIP-Seq and ChIP-chip </text:span>include DamID and ChIP-exo <text:span text:style-name="T8">among others. Because of the implications and what we can learn from finding these TF regions improving ChIP-Sequencing will continue to be an area of prominent research.</text:span></text:p>
      <text:p text:style-name="P10"><text:soft-page-break/>Bibliography</text:p>
      <text:p text:style-name="P11">[1] hapmap project website: <text:a xlink:type="simple" xlink:href="http://hapmap.org/">http://hapmap.org/</text:a></text:p>
      <text:p text:style-name="P11">[2] <text:span text:style-name="T2">Algorithms In Bioinformatics a Practical Introduction</text:span> by <text:span text:style-name="T4">Wing-Kin Sung</text:span></text:p>
      <text:p text:style-name="P11"><text:span text:style-name="T4"><text:tab/>© 2010 by Taylor and Francis Group, LLC - ISBN: 978-1-4200-7033-0 </text:span></text:p>
      <text:p text:style-name="P12">[3] <text:span text:style-name="T2">beta 0 thalassemia, a nonsense mutation in man</text:span> by J C Chang and Y W Kan</text:p>
      <text:p text:style-name="P12"><text:tab/>website: <text:a xlink:type="simple" xlink:href="https://www.ncbi.nlm.nih.gov/pmc/articles/PMC383714/">https://www.ncbi.nlm.nih.gov/pmc/articles/PMC383714/</text:a></text:p>
      <text:p text:style-name="P12">[4] <text:span text:style-name="T2">A map of human genome sequence variation containing 1.42 million single nucleotide polymorphisms</text:span></text:p>
      <text:p text:style-name="P12"><text:tab/>website: <text:a xlink:type="simple" xlink:href="http://www.nature.com/nature/journal/v409/n6822/full/409928a0.html">http://www.nature.com/nature/journal/v409/n6822/full/409928a0.html</text:a></text:p>
      <text:p text:style-name="P12">[5] <text:span text:style-name="T2">Haplotype Block Partitioning and Tag SNP Selection Using Genotype Data and Their Applications to Associations Studies</text:span></text:p>
      <text:p text:style-name="P12"><text:tab/>website: <text:a xlink:type="simple" xlink:href="http://genome.cshlp.org/content/14/5/908.full">http://genome.cshlp.org/content/14/5/908.full</text:a></text:p>
      <text:p text:style-name="P12">[6] <text:span text:style-name="T3">SNPs – A Shortcut to Personalized Medicine</text:span><text:span text:style-name="T5"> by Bruce Carlson</text:span></text:p>
      <text:p text:style-name="P13"><text:tab/><text:span text:style-name="T5">website: </text:span><text:a xlink:type="simple" xlink:href="http://www.genengnews.com/gen-articles/snps-a-shortcut-to-personalized-medicine/2507/"><text:span text:style-name="T5">http://www.genengnews.com/gen-articles/snps-a-shortcut-to-personalized-medicine/2507/</text:span></text:a></text:p>
      <text:p text:style-name="P14">[7] <text:span text:style-name="T2">SOAP</text:span> website: <text:a xlink:type="simple" xlink:href="http://soap.genomics.org.cn/current_protocol_of_soapaligner.html">http://soap.genomics.org.cn/current_protocol_of_soapaligner.html</text:a></text:p>
      <text:p text:style-name="P16">[8] <text:span text:style-name="T2">Whole – Genome Chromatin IP Sequencing (ChIP-Seq)</text:span><text:span text:style-name="T9"> PDF: </text:span><text:a xlink:type="simple" xlink:href="http://www.illumina.com/Documents/products/datasheets/datasheet_chip_sequence.pdf"><text:span text:style-name="T9">http://www.illumina.com/Documents/products/datasheets/datasheet_chip_sequence.pdf</text:span></text:a></text:p>
      <text:p text:style-name="P16"><text:span text:style-name="T9">[9] CoCAS : </text:span><text:a xlink:type="simple" xlink:href="http://www.ciml.univ-mrs.fr/software/cocas/index.html"><text:span text:style-name="T9">http://www.ciml.univ-mrs.fr/software/cocas/index.html</text:span></text:a></text:p>
      <text:p text:style-name="P16"><text:span text:style-name="T9">[10] rMAT: </text:span><text:a xlink:type="simple" xlink:href="http://www.bioconductor.org/packages/2.4/bioc/html/rMAT.html"><text:span text:style-name="T9">http://www.bioconductor.org/packages/2.4/bioc/html/rMAT.html</text:span></text:a></text:p>
      <text:p text:style-name="P1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22:04:15.327856168</meta:creation-date>
    <dc:date>2016-05-11T00:45:46.905893821</dc:date>
    <meta:editing-duration>PT2H49M5S</meta:editing-duration>
    <meta:editing-cycles>9</meta:editing-cycles>
    <meta:generator>LibreOffice/4.2.8.2$Linux_X86_64 LibreOffice_project/420m0$Build-2</meta:generator>
    <meta:document-statistic meta:table-count="0" meta:image-count="0" meta:object-count="0" meta:page-count="4" meta:paragraph-count="34" meta:word-count="1263" meta:character-count="8190" meta:non-whitespace-character-count="6935"/>
  </office:meta>
</office:document-meta>
</file>